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9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 as an expert Systems Engineer and Rust OS Developer. I am building a highly specialized "All-Rust Web Server Appliance." This is not a standard Linux web application; it is a true unikernel designed to run directly on bare metal/hypervisors with zero underlying operating system bloat. <text:span text:style-name="T1">Much of our code will be poached and the glued into the appliance.</text:span></text:p>
      <text:p text:style-name="Standard"/>
      <text:p text:style-name="Standard">The entire OS, network stack, embedded database, SSH server, and web server will be compiled into a single, bootable `.img` binary, <text:span text:style-name="T1">and must easily serve up web pages, html, js, css etc...any type of front end web tracffic.</text:span></text:p>
      <text:p text:style-name="Standard"/>
      <text:p text:style-name="Standard">Here is the exact architectural specification:</text:p>
      <text:p text:style-name="Standard"/>
      <text:p text:style-name="Standard">1. Target Environment: KVM Hypervisor (Specifically, DigitalOcean Droplets). It must boot as a Custom Image.</text:p>
      <text:p text:style-name="Standard">2. Unikernel Base: RustyHermit. I am using the `x86_64-unknown-hermit` target and the `hermit` crate to handle CPU/memory initialization.</text:p>
      <text:p text:style-name="Standard">3. Hardware Interface: I need to interface with KVM's virtual hardware using `virtio-drivers` (specifically `virtio-net`, `virtio-blk`, and `virtio-rng`).</text:p>
      <text:p text:style-name="Standard">4. Networking Stack: `smoltcp` for pure-Rust TCP/IP. The system MUST broadcast a DHCP request on boot via `virtio-net` to acquire its public IP from DigitalOcean.</text:p>
      <text:p text:style-name="Standard">5. Storage &amp; Database: An embedded `redb` database persisting data to the virtual SSD via the `virtio-blk` driver and a minimal filesystem wrapper.</text:p>
      <text:p text:style-name="Standard">6. Web Server: An async runtime (like `tokio` or `smol`) running `axum` or `hyper` to serve static frontend files (HTML/JS/TS) and backend Rust APIs.</text:p>
      <text:p text:style-name="Standard">7. Remote Access: The `russh` crate embedded directly into the application to provide a secure terminal interface.</text:p>
      <text:p text:style-name="Standard">8. Toolchain: Rust `nightly` with `build-std = ["std", "panic_abort"]`.</text:p>
      <text:p text:style-name="Standard"/>
      <text:p text:style-name="Standard">Please provide the following to kick off this project:</text:p>
      <text:p text:style-name="Standard"/>
      <text:p text:style-name="Standard">Task 1: Project Scaffolding</text:p>
      <text:p text:style-name="Standard">Provide the complete `Cargo.toml` and `.cargo/config.toml` files, locking in the necessary bare-metal/no_std compatible dependencies and the RustyHermit target configurations.</text:p>
      <text:p text:style-name="Standard"/>
      <text:p text:style-name="Standard">Task 2: The Bootable Entry Point</text:p>
      <text:p text:style-name="Standard">Write the initial `src/main.rs`. Include the `hermit` macro initialization, the basic setup of the global allocator, and the skeleton structure for initializing the `virtio` PCI device discovery.</text:p>
      <text:p text:style-name="Standard"/>
      <text:p text:style-name="Standard">Task 3: The Build &amp; Image Pipeline</text:p>
      <text:p text:style-name="Standard">Provide the exact terminal commands (or a `build.rs` / shell script) required to compile this project, fuse it with the `hermit-loader`, and output a raw `.img` file that is ready to be uploaded to DigitalOcean.<text:line-break/><text:line-break/><text:span text:style-name="T1">Task4: Bake in a ‘serial port lifeline’ to deal with kernel panic on the first boot. QEMU will be used to test/emulate prior to bare metal and QEMU can read COM1 serial port from any rust “println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9T00:20:58.237562601</meta:creation-date>
    <dc:date>2026-03-19T00:33:12.102252717</dc:date>
    <meta:editing-duration>PT2M1S</meta:editing-duration>
    <meta:editing-cycles>1</meta:editing-cycles>
    <meta:document-statistic meta:table-count="0" meta:image-count="0" meta:object-count="0" meta:page-count="1" meta:paragraph-count="18" meta:word-count="396" meta:character-count="2594" meta:non-whitespace-character-count="2215"/>
    <meta:generator>LibreOffice/24.2.7.2$Linux_X86_64 LibreOffice_project/420$Build-2</meta:generator>
  </office:meta>
</office:document-meta>
</file>